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9" style:family="paragraph" style:parent-style-name="Text_20_body">
      <style:text-properties style:font-name="Arial" style:font-name-asian="Arial" style:font-name-complex="Ari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1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text-properties style:font-name="Arial" fo:font-size="14pt" style:font-name-asian="Arial" style:font-name-complex="Arial"/>
    </style:style>
    <style:style style:name="P2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7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9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2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3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4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5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46369512" text:id="ct34636951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2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2">/] XXX 20200608_120143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2">/] XXX 20200609_16173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2">/] XXX 20200610_1122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3_1521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2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4_1024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5_11105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6_09084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2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8_1557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2">/] XXX 20200618_16211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2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2_125953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  <text:p text:style-name="P12"/>
            <text:p text:style-name="P12">그래서 – 정당성 / to. 생명</text:p>
            <text:p text:style-name="P12"/>
            <text:p text:style-name="P12">and one-pursuing / 악 / to. 그의 죽음</text:p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  <text:p text:style-name="P12"/>
            <text:p text:style-name="P12">abhorrence[혐오 / jehovah</text:p>
            <text:p text:style-name="P12"/>
            <text:p text:style-name="P12">perverse-ones – 심장 / and approval+his[</text:p>
            <text:p text:style-name="P12">flawless-ones / way</text:p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  <text:p text:style-name="P12"/>
            <text:p text:style-name="P12">had / to. hand / not – to be held innocent / evil-one</text:p>
            <text:p text:style-name="P12">and seed / righteous ones / to escape</text:p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  <text:p text:style-name="P12"/>
            <text:p text:style-name="P12"><text:soft-page-break/>pendant / gold / in. snout</text:p>
            <text:p text:style-name="P12"/>
            <text:p text:style-name="P12">swine / woman / lovely</text:p>
            <text:p text:style-name="P12"/>
            <text:p text:style-name="P12">and to withdraw / discretion</text:p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</text:p>
            <text:p text:style-name="P15">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  <text:p text:style-name="P12"/>
            <text:p text:style-name="P12">yearning / 의인들 / </text:p>
            <text:p text:style-name="P12"/>
            <text:p text:style-name="P12">yea – good / 기대</text:p>
            <text:p text:style-name="P12"/>
            <text:p text:style-name="P12">사악한 사람 / rage[분노</text:p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  <text:p text:style-name="P12"/>
            <text:p text:style-name="P12">there is / one-dispersing / and one-being-added </text:p>
            <text:p text:style-name="P12">more / and one-keeping-back / from uprightness</text:p>
            <text:p text:style-name="P12">yea – to. lack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3_094026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  <text:p text:style-name="P12"/>
            <text:p text:style-name="P12">영혼 – 축복 / to be made sleek</text:p>
            <text:p text:style-name="P12"/>
            <text:p text:style-name="P12">and sat<text:span text:style-name="T8">iating / moreover – he / to be directed</text:span></text:p>
          </table:table-cell>
        </table:table-row>
        <table:table-row>
          <table:table-cell table:style-name="表29.A2" office:value-type="string">
            <text:p text:style-name="P15">11:26</text:p>
            <text:p text:style-name="P15">מֹנֵעַ בָּר, יִקְּבֻהוּ </text:p>
            <text:p text:style-name="P15">לְאוֹם; <text:s text:c="3"/>וּבְרָכָה, לְרֹאשׁ מַשְׁבִּיר.<text:tab/>26 </text:p>
          </table:table-cell>
          <table:table-cell table:style-name="表29.B2" office:value-type="string">
            <text:p text:style-name="P12"/>
            <text:p text:style-name="P12"/>
            <text:p text:style-name="P12">to withhold / cereal / to blaspheme+him</text:p>
            <text:p text:style-name="P12">folkstem / and blessing</text:p>
            <text:p text:style-name="P12"/>
            <text:p text:style-name="P12">to. head / to retail</text:p>
          </table:table-cell>
        </table:table-row>
        <table:table-row>
          <table:table-cell table:style-name="表29.A2" office:value-type="string">
            <text:p text:style-name="P15">11:27</text:p>
            <text:p text:style-name="P15"><text:soft-page-break/>כז <text:s/>שֹׁחֵר טוֹב, יְבַקֵּשׁ רָצוֹן; <text:s text:c="3"/>וְדֹרֵשׁ רָעָה תְבוֹאֶנּוּ.<text:tab/>27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ek early / good / to seek</text:p>
            <text:p text:style-name="P12"/>
            <text:p text:style-name="P12">approval / and to inquire /evil</text:p>
            <text:p text:style-name="P12"/>
            <text:p text:style-name="P12">to come+him</text:p>
          </table:table-cell>
        </table:table-row>
        <table:table-row>
          <table:table-cell table:style-name="表29.A2" office:value-type="string">
            <text:p text:style-name="P15">11:28</text:p>
            <text:p text:style-name="P15">כח <text:s/>בּוֹטֵחַ בְּעָשְׁרוֹ, הוּא יִפּוֹל; <text:s text:c="3"/>וְכֶעָלֶה, צַדִּיקִים יִפְרָחוּ.<text:tab/>28 </text:p>
          </table:table-cell>
          <table:table-cell table:style-name="表29.B2" office:value-type="string">
            <text:p text:style-name="P12"/>
            <text:p text:style-name="P12"/>
            <text:p text:style-name="P12">to trust / in. riches+his / he</text:p>
            <text:p text:style-name="P12"/>
            <text:p text:style-name="P12">to fall / and as leaf / righteous ones</text:p>
            <text:p text:style-name="P12">to bud</text:p>
          </table:table-cell>
        </table:table-row>
        <table:table-row>
          <table:table-cell table:style-name="表29.A2" office:value-type="string">
            <text:p text:style-name="P15">11:29</text:p>
            <text:p text:style-name="P15">כט <text:s/>עֹכֵר בֵּיתוֹ, יִנְחַל-רוּחַ; <text:s text:c="3"/>וְעֶבֶד אֱוִיל, לַחֲכַם-לֵב.<text:tab/>29</text:p>
          </table:table-cell>
          <table:table-cell table:style-name="表29.B2" office:value-type="string">
            <text:p text:style-name="P12"/>
            <text:p text:style-name="P12"/>
            <text:p text:style-name="P12">to trouble / house+his / to be allotted</text:p>
            <text:p text:style-name="P12">wind / and servant / fool</text:p>
            <text:p text:style-name="P12"/>
            <text:p text:style-name="P12">to. wise - heart</text:p>
          </table:table-cell>
        </table:table-row>
        <table:table-row>
          <table:table-cell table:style-name="表29.A2" office:value-type="string">
            <text:p text:style-name="P15">11:30</text:p>
            <text:p text:style-name="P15">ל <text:s/>פְּרִי-צַדִּיק, עֵץ חַיִּים; <text:s text:c="3"/>וְלֹקֵחַ נְפָשׁוֹת חָכָם.<text:tab/>30 </text:p>
          </table:table-cell>
          <table:table-cell table:style-name="表29.B2" office:value-type="string">
            <text:p text:style-name="P12"/>
            <text:p text:style-name="P12"/>
            <text:p text:style-name="P12">fruit – 의인 / tree / lives</text:p>
            <text:p text:style-name="P12"/>
            <text:p text:style-name="P12">and to take / souls / wise </text:p>
          </table:table-cell>
        </table:table-row>
        <table:table-row>
          <table:table-cell table:style-name="表29.A2" office:value-type="string">
            <text:p text:style-name="P15">11:31</text:p>
            <text:p text:style-name="P15">לא <text:s/>הֵן צַדִּיק, בָּאָרֶץ יְשֻׁלָּם; <text:s text:c="3"/>אַף, כִּי-רָשָׁע וְחוֹטֵא.</text:p>
          </table:table-cell>
          <table:table-cell table:style-name="表29.B2" office:value-type="string">
            <text:p text:style-name="P12"/>
            <text:p text:style-name="P12"/>
            <text:p text:style-name="P12">behold! / 의인 / in. earth</text:p>
            <text:p text:style-name="P12"/>
            <text:p text:style-name="P12">to receive payment / indeed / that – wicked</text:p>
            <text:p text:style-name="P12">and to sin</text:p>
          </table:table-cell>
        </table:table-row>
        <table:table-row>
          <table:table-cell table:style-name="表29.A2" office:value-type="string">
            <text:p text:style-name="P22">/] XXX 20200623_10224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4_132216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15">12:1</text:p>
            <text:p text:style-name="P15">אֹהֵב מוּסָר, אֹהֵב דָּעַת; <text:s text:c="3"/>וְשׂוֹנֵא תוֹכַחַת בָּעַר.<text:tab/>1 </text:p>
          </table:table-cell>
          <table:table-cell table:style-name="表29.B2" office:value-type="string">
            <text:p text:style-name="P12"/>
            <text:p text:style-name="P12"/>
            <text:p text:style-name="P12">to love / admonition / to love </text:p>
            <text:p text:style-name="P12"/>
            <text:p text:style-name="P12">knowledge / and to hate / correction</text:p>
            <text:p text:style-name="P12">brutish</text:p>
          </table:table-cell>
        </table:table-row>
        <table:table-row>
          <table:table-cell table:style-name="表29.A2" office:value-type="string">
            <text:p text:style-name="P15">12:2</text:p>
            <text:p text:style-name="P15">ב <text:s/>טוֹב--יָפִיק רָצוֹן, מֵיְהוָה; <text:s text:c="3"/>וְאִישׁ מְזִמּוֹת יַרְשִׁיעַ.<text:tab/>2 </text:p>
          </table:table-cell>
          <table:table-cell table:style-name="表29.B2" office:value-type="string">
            <text:p text:style-name="P12"/>
            <text:p text:style-name="P12"/>
            <text:p text:style-name="P12">good – to gain hold / approval</text:p>
            <text:p text:style-name="P12"/>
            <text:p text:style-name="P12">from jehovah / and man / schemes</text:p>
            <text:p text:style-name="P12">to condemn</text:p>
          </table:table-cell>
        </table:table-row>
        <table:table-row>
          <table:table-cell table:style-name="表29.A2" office:value-type="string">
            <text:p text:style-name="P15">12:3</text:p>
            <text:p text:style-name="P15">ג <text:s/>לֹא-יִכּוֹן אָדָם</text:p>
            <text:p text:style-name="P15"><text:s/>בְּרֶשַׁע; <text:s text:c="3"/>וְשֹׁרֶשׁ צַדִּיקִים, בַּל-יִמּוֹט.<text:tab/>3</text:p>
          </table:table-cell>
          <table:table-cell table:style-name="表29.B2" office:value-type="string">
            <text:p text:style-name="P12"/>
            <text:p text:style-name="P12"/>
            <text:p text:style-name="P12">not – to be established / man</text:p>
            <text:p text:style-name="P12"/>
            <text:p text:style-name="P12">in. wickedness / and root</text:p>
            <text:p text:style-name="P12"/>
            <text:p text:style-name="P12">righteous people / no – to slip</text:p>
          </table:table-cell>
        </table:table-row>
        <table:table-row>
          <table:table-cell table:style-name="表29.A2" office:value-type="string">
            <text:p text:style-name="P15">12:4</text:p>
            <text:p text:style-name="P15">ד <text:s/>אֵשֶׁת-חַיִל, עֲטֶרֶת בַּעְלָהּ; <text:s text:c="3"/>וּכְרָקָב בְּעַצְמוֹתָיו מְבִישָׁה.<text:tab/>4</text:p>
          </table:table-cell>
          <table:table-cell table:style-name="表29.B2" office:value-type="string">
            <text:p text:style-name="P12"/>
            <text:p text:style-name="P12"/>
            <text:p text:style-name="P12">woman – ability / crown</text:p>
            <text:p text:style-name="P12"/>
            <text:p text:style-name="P12">possessor+her / and as rottenness</text:p>
            <text:p text:style-name="P12">in. bones+his / to bring shame</text:p>
          </table:table-cell>
        </table:table-row>
        <table:table-row>
          <table:table-cell table:style-name="表29.A2" office:value-type="string">
            <text:p text:style-name="P15">12:5</text:p>
            <text:p text:style-name="P15">ה <text:s/>מַחְשְׁבוֹת צַדִּיקִים מִשְׁפָּט; <text:s text:c="3"/>תַּחְבֻּלוֹת רְשָׁעִים מִרְמָה.<text:tab/>5</text:p>
          </table:table-cell>
          <table:table-cell table:style-name="表29.B2" office:value-type="string">
            <text:p text:style-name="P12"/>
            <text:p text:style-name="P12"/>
            <text:p text:style-name="P12">designs / uiindeul:k</text:p>
            <text:p text:style-name="P12"/>
            <text:p text:style-name="P12">judgement / strategies</text:p>
            <text:p text:style-name="P12"/>
            <text:p text:style-name="P12">wicked ones / dec<text:span text:style-name="T8">eit</text:span></text:p>
          </table:table-cell>
        </table:table-row>
        <table:table-row>
          <table:table-cell table:style-name="表29.A2" office:value-type="string">
            <text:p text:style-name="P15">12:6</text:p>
            <text:p text:style-name="P15"><text:soft-page-break/>ו <text:s/>דִּבְרֵי רְשָׁעִים אֱרָב-דָּם; <text:s text:c="2"/></text:p>
            <text:p text:style-name="P15"><text:s/>וּפִי יְשָׁרִים, יַצִּילֵם.<text:tab/>6</text:p>
          </table:table-cell>
          <table:table-cell table:style-name="表29.B2" office:value-type="string">
            <text:p text:style-name="P12"/>
            <text:p text:style-name="P12"/>
            <text:p text:style-name="P12"><text:soft-page-break/>words / wicked ones / to ambush – blood</text:p>
            <text:p text:style-name="P12"/>
            <text:p text:style-name="P12"/>
            <text:p text:style-name="P12">and mouth / upright ones / to rescue+them</text:p>
          </table:table-cell>
        </table:table-row>
        <table:table-row>
          <table:table-cell table:style-name="表29.A2" office:value-type="string">
            <text:p text:style-name="P15">12:7</text:p>
            <text:p text:style-name="P15">ז <text:s/>הָפוֹךְ רְשָׁעִים וְאֵינָם; <text:s text:c="3"/>וּבֵית צַדִּיקִים יַעֲמֹד.<text:tab/>7</text:p>
          </table:table-cell>
          <table:table-cell table:style-name="表29.B2" office:value-type="string">
            <text:p text:style-name="P12"/>
            <text:p text:style-name="P12"/>
            <text:p text:style-name="P12">to overturn / wicked ones / and no+them</text:p>
            <text:p text:style-name="P12">and house / uiindeul / to stand</text:p>
          </table:table-cell>
        </table:table-row>
        <table:table-row>
          <table:table-cell table:style-name="表29.A2" office:value-type="string">
            <text:p text:style-name="P22">/] XXX 20200624_1353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5_1123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8</text:p>
            <text:p text:style-name="P15">ח <text:s/>לְפִי-שִׂכְלוֹ, </text:p>
            <text:p text:style-name="P15">יְהֻלַּל-אִישׁ; <text:s text:c="3"/>וְנַעֲוֵה-לֵב, יִהְיֶה לָבוּז.</text:p>
          </table:table-cell>
          <table:table-cell table:style-name="表29.B2" office:value-type="string">
            <text:p text:style-name="P12"/>
            <text:p text:style-name="P12"/>
            <text:p text:style-name="P12">to. mouth – intelligence+his</text:p>
            <text:p text:style-name="P12"/>
            <text:p text:style-name="P12">to be praised – man / and to be depraved – simjang:k</text:p>
            <text:p text:style-name="P12"><text:s/>/ to become / to. contempt</text:p>
          </table:table-cell>
        </table:table-row>
        <table:table-row>
          <table:table-cell table:style-name="表29.A2" office:value-type="string">
            <text:p text:style-name="P15">12:9</text:p>
            <text:p text:style-name="P15">טוֹב נִקְלֶה, וְעֶבֶד לוֹ-- <text:s text:c="3"/>מִמִּתְכַּבֵּד, וַחֲסַר-לָחֶם.<text:tab/>9 </text:p>
          </table:table-cell>
          <table:table-cell table:style-name="表29.B2" office:value-type="string">
            <text:p text:style-name="P12"/>
            <text:p text:style-name="P12"/>
            <text:p text:style-name="P12">good / to be slighted / and servant / to+him</text:p>
            <text:p text:style-name="P12">from glorifying himself / and lacking - bread</text:p>
          </table:table-cell>
        </table:table-row>
        <table:table-row>
          <table:table-cell table:style-name="表29.A2" office:value-type="string">
            <text:p text:style-name="P15">12:10</text:p>
            <text:p text:style-name="P15">י <text:s/>יוֹדֵעַ צַדִּיק, נֶפֶשׁ בְּהֶמְתּוֹ; <text:s text:c="3"/>וְרַחֲמֵי רְשָׁעִים, אַכְזָרִי.<text:tab/>10</text:p>
          </table:table-cell>
          <table:table-cell table:style-name="表29.B2" office:value-type="string">
            <text:p text:style-name="P12"/>
            <text:p text:style-name="P12"/>
            <text:p text:style-name="P12">to know / uiin / soul</text:p>
            <text:p text:style-name="P12"/>
            <text:p text:style-name="P12">beast+his / and compassion</text:p>
            <text:p text:style-name="P12"/>
            <text:p text:style-name="P12">wicked ones / cruel</text:p>
          </table:table-cell>
        </table:table-row>
        <table:table-row>
          <table:table-cell table:style-name="表29.A2" office:value-type="string">
            <text:p text:style-name="P15">12:11</text:p>
            <text:p text:style-name="P15"><text:soft-page-break/>יא <text:s/>עֹבֵד אַדְמָתוֹ, יִשְׂבַּע-לָחֶם; <text:s text:c="3"/>וּמְרַדֵּף רֵיקִים חֲסַר-לֵב.<text:tab/>11 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rve / ground+his</text:p>
            <text:p text:style-name="P12"/>
            <text:p text:style-name="P12">to be sat<text:span text:style-name="T8">isfied – bread / and to pursue</text:span></text:p>
            <text:p text:style-name="P12"><text:span text:style-name="T8">empty things / lacking - simjang</text:span></text:p>
          </table:table-cell>
        </table:table-row>
        <table:table-row>
          <table:table-cell table:style-name="表29.A2" office:value-type="string">
            <text:p text:style-name="P15">12:12</text:p>
            <text:p text:style-name="P15">יב <text:s/>חָמַד רָשָׁע, מְצוֹד רָעִים; <text:s text:c="3"/>וְשֹׁרֶשׁ צַדִּיקִים יִתֵּן.<text:tab/>12</text:p>
          </table:table-cell>
          <table:table-cell table:style-name="表29.B2" office:value-type="string">
            <text:p text:style-name="P12"/>
            <text:p text:style-name="P12"/>
            <text:p text:style-name="P12">to covet / wicked one / weir</text:p>
            <text:p text:style-name="P12"/>
            <text:p text:style-name="P12">evil men / and root / uiindeul</text:p>
            <text:p text:style-name="P12"/>
            <text:p text:style-name="P12">to give</text:p>
          </table:table-cell>
        </table:table-row>
        <table:table-row>
          <table:table-cell table:style-name="表29.A2" office:value-type="string">
            <text:p text:style-name="P15">12:13</text:p>
            <text:p text:style-name="P15">יג <text:s/>בְּפֶשַׁע שְׂפָתַיִם, מוֹקֵשׁ רָע; <text:s text:c="3"/>וַיֵּצֵא מִצָּרָה צַדִּיק.<text:tab/>13</text:p>
          </table:table-cell>
          <table:table-cell table:style-name="表29.B2" office:value-type="string">
            <text:p text:style-name="P12"/>
            <text:p text:style-name="P12"/>
            <text:p text:style-name="P12">in. transgression / lips</text:p>
            <text:p text:style-name="P12"/>
            <text:p text:style-name="P12">trap / evil one / and to come forth</text:p>
            <text:p text:style-name="P12"/>
            <text:p text:style-name="P12">from. distress / uiin</text:p>
          </table:table-cell>
        </table:table-row>
        <table:table-row>
          <table:table-cell table:style-name="表29.A2" office:value-type="string">
            <text:p text:style-name="P15">12:14</text:p>
            <text:p text:style-name="P15">יד <text:s/>מִפְּרִי פִי-אִישׁ, יִשְׂבַּע-טוֹב; <text:s text:c="3"/>וּגְמוּל יְדֵי-אָדָם, ישוב (יָשִׁיב) לוֹ.<text:tab/>14</text:p>
          </table:table-cell>
          <table:table-cell table:style-name="表29.B2" office:value-type="string">
            <text:p text:style-name="P12"/>
            <text:p text:style-name="P12"/>
            <text:p text:style-name="P12">from. fruit / that <text:s/>mand</text:p>
            <text:p text:style-name="P12"/>
            <text:p text:style-name="P12">to be sat<text:span text:style-name="T8">isfied – good / and requital</text:span></text:p>
            <text:p text:style-name="P12"><text:span text:style-name="T8">hands – man / to return</text:span></text:p>
            <text:p text:style-name="P12"><text:span text:style-name="T8"/></text:p>
            <text:p text:style-name="P12"><text:span text:style-name="T8">to+him</text:span>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7">@@@</text:p>
          </table:table-cell>
        </table:table-row>
        <table:table-row>
          <table:table-cell table:style-name="表29.A2" office:value-type="string">
            <text:p text:style-name="P15">12:15</text:p>
            <text:p text:style-name="P15">טו <text:s/>דֶּרֶךְ אֱוִיל, יָשָׁר בְּעֵינָיו; <text:s text:c="3"/>וְשֹׁמֵעַ לְעֵצָה <text:soft-page-break/>חָכָם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16</text:p>
            <text:p text:style-name="P15"><text:s/>אֱוִיל--בַּיּוֹם, יִוָּדַע כַּעְסוֹ; <text:s text:c="3"/>וְכֹסֶה קָלוֹן עָרוּם.<text:tab/>16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17</text:p>
            <text:p text:style-name="P15">יז <text:s/>יָפִיחַ אֱמוּנָה, יַגִּיד צֶדֶק; <text:s text:c="3"/>וְעֵד שְׁקָרִים מִרְמָה.<text:tab/>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18</text:p>
            <text:p text:style-name="P15">יח <text:s/>יֵשׁ בּוֹטֶה, כְּמַדְקְרוֹת חָרֶב; <text:s text:c="3"/>וּלְשׁוֹן חֲכָמִים מַרְפֵּא.<text:tab/>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19</text:p>
            <text:p text:style-name="P15">יט <text:s/>שְׂפַת-אֱמֶת, תִּכּוֹן לָעַד; <text:s text:c="3"/>וְעַד-אַרְגִּיעָה, לְשׁוֹן שָׁקֶר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><text:soft-page-break/></text:p>
      <text:p text:style-name="P8">[/  XXX] </text:p>
      <text:p text:style-name="P19"/>
      <text:p text:style-name="P21"/>
      <text:p text:style-name="P20"/>
      <text:p text:style-name="P7">------------------------------------------------------------</text:p>
      <text:p text:style-name="P7">[XXX] 20200327_115755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20"/>
      <text:p text:style-name="P20"/>
      <text:p text:style-name="P1">------------------------------------------------------------ TEMPLATE<text:change text:change-id="ct346369512"/></text:p>
      <text:p text:style-name="P7"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oft-page-break/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4"/>
      <text:p text:style-name="P20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><text:soft-page-break/></text:p>
      <text:p text:style-name="P8">[/  XXX]</text:p>
      <text:p text:style-name="P19"/>
      <text:p text:style-name="P19"/>
      <text:p text:style-name="P19"/>
      <text:p text:style-name="P19"/>
      <text:p text:style-name="P14">/------------------------------------------------------------ /TEMPLATE</text:p>
      <text:p text:style-name="P19"/>
      <text:p text:style-name="P6">--------------------------------------- [STEPS : closing] 20191009_161940</text:p>
      <text:list xml:id="list3535158574487366188" text:style-name="L1">
        <text:list-item>
          <text:p text:style-name="P35">time label ==&gt; paste</text:p>
        </text:list-item>
        <text:list-item>
          <text:p text:style-name="P35">“@@@” ==&gt; move to → at the bottom of the doc area</text:p>
        </text:list-item>
        <text:list-item>
          <text:p text:style-name="P35">DUP : template</text:p>
        </text:list-item>
        <text:list-item>
          <text:p text:style-name="P35">close</text:p>
          <text:list>
            <text:list-item>
              <text:p text:style-name="P35">web pages</text:p>
            </text:list-item>
            <text:list-item>
              <text:p text:style-name="P35">sheet file</text:p>
            </text:list-item>
            <text:list-item>
              <text:p text:style-name="P35">folders (if any)</text:p>
            </text:list-item>
            <text:list-item>
              <text:p text:style-name="P35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5"/>
          </table:table-cell>
          <table:table-cell table:style-name="表236.A1" office:value-type="string">
            <text:p text:style-name="P25">TH</text:p>
          </table:table-cell>
          <table:table-cell table:style-name="表236.C1" office:value-type="string">
            <text:p text:style-name="P25">“the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gh</text:p>
          </table:table-cell>
          <table:table-cell table:style-name="表236.C2" office:value-type="string">
            <text:p text:style-name="P25">arabic ghain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dz</text:p>
          </table:table-cell>
          <table:table-cell table:style-name="表236.C2" office:value-type="string">
            <text:p text:style-name="P25">arabic ẓ (ðˁ) (ظ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a_</text:p>
          </table:table-cell>
          <table:table-cell table:style-name="表236.C2" office:value-type="string">
            <text:p text:style-name="P25">“<text:span text:style-name="T7">a</text:span>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</text:p>
          </table:table-cell>
          <table:table-cell table:style-name="表236.C2" office:value-type="string">
            <text:p text:style-name="P25">kha: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* (#)</text:p>
          </table:table-cell>
          <table:table-cell table:style-name="表236.C2" office:value-type="string">
            <text:p text:style-name="P25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6"/>
          </table:table-cell>
        </table:table-row>
      </table:table>
      <text:p text:style-name="P11"/>
      <text:p text:style-name="P11"><text:soft-page-break/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4724897765746185244" text:style-name="L2">
              <text:list-item>
                <text:p text:style-name="P32">right-click &gt; r &gt; i &gt; <text:span text:style-name="T8">↑ &gt; Ret (inset rows)</text:span></text:p>
                <text:list>
                  <text:list-item>
                    <text:p text:style-name="P33">enter “a” x 3 (marker)</text:p>
                  </text:list-item>
                  <text:list-item>
                    <text:p text:style-name="P33">M – w &gt; a (new window)</text:p>
                  </text:list-item>
                </text:list>
              </text:list-item>
              <text:list-item>
                <text:p text:style-name="P33">C – f &gt; “@”x3 &gt; Ret (find “@”x3)</text:p>
                <text:list>
                  <text:list-item>
                    <text:p text:style-name="P33">C – x (cut)</text:p>
                  </text:list-item>
                  <text:list-item>
                    <text:p text:style-name="P33">C – f &gt; “a” x 3 &gt; Ret &gt; C – v (find, paste)</text:p>
                  </text:list-item>
                </text:list>
              </text:list-item>
              <text:list-item>
                <text:p text:style-name="P33">C – f &gt; “]” &gt; Ret (find “template”)</text:p>
                <text:list>
                  <text:list-item>
                    <text:p text:style-name="P33">select ==&gt; cells</text:p>
                  </text:list-item>
                  <text:list-item>
                    <text:p text:style-name="P33">C – c &gt; C – Home &gt; C – f &gt; “@” x 3 (copy, find label)</text:p>
                  </text:list-item>
                  <text:list-item>
                    <text:p text:style-name="P33">C - ← x 2 &gt; ↑ <text:s/>(navigation)</text:p>
                  </text:list-item>
                </text:list>
              </text:list-item>
              <text:list-item>
                <text:p text:style-name="P33"/>
              </text:list-item>
            </text:list>
          </table:table-cell>
        </table:table-row>
        <table:table-row>
          <table:table-cell table:style-name="表1.A2" office:value-type="string">
            <text:p text:style-name="P26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4523523401621770000" text:style-name="L3">
              <text:list-item>
                <text:p text:style-name="P34">in a cell</text:p>
                <text:list>
                  <text:list-item>
                    <text:p text:style-name="P34">C – End</text:p>
                  </text:list-item>
                  <text:list-item>
                    <text:p text:style-name="P34">Right click &gt; r &gt; i &gt; C – a &gt; 7 &gt; Ret (insert rows)</text:p>
                  </text:list-item>
                </text:list>
              </text:list-item>
              <text:list-item>
                <text:p text:style-name="P34">template ==&gt; C/P</text:p>
              </text:list-item>
              <text:list-item>
                <text:p text:style-name="P34">enter ==&gt; verse number</text:p>
                <text:list>
                  <text:list-item>
                    <text:p text:style-name="P34">copy → trunk string</text:p>
                  </text:list-item>
                  <text:list-item>
                    <text:p text:style-name="P34">↓ &gt; C – v &gt; number &gt; Ret &gt; ↓</text:p>
                  </text:list-item>
                </text:list>
              </text:list-item>
              <text:list-item>
                <text:p text:style-name="P34">text ==&gt; C/P</text:p>
              </text:list-item>
              <text:list-item>
                <text:p text:style-name="P34">select ==&gt; string</text:p>
                <text:list>
                  <text:list-item>
                    <text:p text:style-name="P34">click on the right side of a numbering char</text:p>
                  </text:list-item>
                  <text:list-item>
                    <text:p text:style-name="P34">S – X (X = any char in the first line of the target text)</text:p>
                  </text:list-item>
                  <text:list-item>
                    <text:p text:style-name="P34">S – End (select the whole text area)</text:p>
                  </text:list-item>
                  <text:list-item>
                    <text:p text:style-name="P34">C – x (cut)</text:p>
                  </text:list-item>
                  <text:list-item>
                    <text:p text:style-name="P34">Tab (back)</text:p>
                  </text:list-item>
                  <text:list-item>
                    <text:p text:style-name="P34">C – v</text:p>
                  </text:list-item>
                  <text:list-item>
                    <text:p text:style-name="P34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6"/>
          </table:table-cell>
        </table:table-row>
      </table:table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25T11:52:02.72</dc:date>
    <dc:creator>iwabuchi ken</dc:creator>
    <meta:editing-duration>P6DT9H31M40S</meta:editing-duration>
    <meta:editing-cycles>467</meta:editing-cycles>
    <meta:generator>OpenOffice/4.1.3$Win32 OpenOffice.org_project/413m1$Build-9783</meta:generator>
    <meta:document-statistic meta:table-count="11" meta:image-count="0" meta:object-count="0" meta:page-count="20" meta:paragraph-count="485" meta:word-count="2883" meta:character-count="13292"/>
  </office:meta>
</office:document-meta>
</file>